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133cm" style:use-optimal-column-width="false"/>
    </style:style>
    <style:style style:name="co2" style:family="table-column">
      <style:table-column-properties style:column-width="10.662cm" style:use-optimal-column-width="false"/>
    </style:style>
    <style:style style:name="co3" style:family="table-column">
      <style:table-column-properties style:column-width="10.66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5.797cm"/>
    </style:style>
    <style:style style:name="ro3" style:family="table-row">
      <style:table-row-properties style:row-height="6.941cm"/>
    </style:style>
    <style:style style:name="ce1" style:family="table-cell">
      <loext:graphic-properties draw:textarea-vertical-align="middle"/>
      <style:paragraph-properties fo:text-align="center"/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otoba (words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hmad Rio Adriansyah</text:p>
            <text:p>Kamis, 7 Des 2017</text:p>
            <text:p>STT Nurul Fik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mponen Bahas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2 komponen terpenting dalam bahasa (baik bahasa Jepang ataupun bahasa lainnya) :</text:p>
                <text:list>
                  <text:list-item>
                    <text:p>Vocabulary (perbendaharaan kata / kosakata)</text:p>
                  </text:list-item>
                  <text:list-item>
                    <text:p>Grammar (tata bahasa)</text:p>
                  </text:list-item>
                </text:list>
              </text:list-item>
              <text:list-item>
                <text:p>Grammar itu seperti <text:span text:style-name="T1">rumus</text:span> penyusun kalimat dan vocab adalah <text:span text:style-name="T1">bilangan</text:span>nya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mponen Bahasa</text:p>
          </draw:text-box>
        </draw:frame>
        <draw:frame draw:style-name="standard" draw:layer="layout" svg:width="25.458cm" svg:height="14.57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2">Lisan</text:span></text:p>
              </table:table-cell>
              <table:table-cell>
                <text:p text:style-name="P2"><text:span text:style-name="T2">Tulisan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Aktif</text:span></text:p>
              </table:table-cell>
              <table:table-cell>
                <text:p text:style-name="P2"><text:span text:style-name="T2">Speaking</text:span></text:p>
              </table:table-cell>
              <table:table-cell>
                <text:p text:style-name="P2"><text:span text:style-name="T2">Writing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Pasif</text:span></text:p>
              </table:table-cell>
              <table:table-cell>
                <text:p text:style-name="P2"><text:span text:style-name="T2">Listening</text:span></text:p>
              </table:table-cell>
              <table:table-cell>
                <text:p text:style-name="P2"><text:span text:style-name="T2">Read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 Mempelajari Bahas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lajari kosakata baru (kosakata)</text:p>
              </text:list-item>
              <text:list-item>
                <text:p>Pelajari penggunaan kata tersebut dalam kalimat (tata bahasa)</text:p>
              </text:list-item>
              <text:list-item>
                <text:p>Pelajari cara pengucapan (dengar, bicara)</text:p>
              </text:list-item>
              <text:list-item>
                <text:p>Pelajari cara penulisan (baca, tulis)</text:p>
              </text:list-item>
              <text:list-item>
                <text:p><text:span text:style-name="T1">Ulangi setiap har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sik</text:p>
              </text:list-item>
              <text:list-item>
                <text:p>Video (Film / Animasi)</text:p>
              </text:list-item>
              <text:list-item>
                <text:p>Komik / Manga</text:p>
              </text:list-item>
              <text:list-item>
                <text:p>Apps </text:p>
              </text:list-item>
              <text:list-item>
                <text:p>Dll</text:p>
                <text:p/>
                <text:p text:style-name="P2">“Lakukan apa yang kamu senangi, senangi apa yang kamu lakuka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??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こんなこといいな</text:p>
                <text:p>できたらいいな</text:p>
                <text:p>あんなゆめこんなゆめ　いっぱいあるけど</text:p>
                <text:p>みんなみんなみんな</text:p>
                <text:p>かなえてくれる</text:p>
                <text:p>ふしぎなポッケで　かないてくうれる</text:p>
                <text:p>そらを　じゆうに　とびたいな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toba (言葉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an kita pelajari bersama berdasarkan kategori tertentu</text:p>
              </text:list-item>
              <text:list-item>
                <text:p>Yang ditampilkan adalah romaji (dan kanji pada pembelajaran lanjutan)</text:p>
              </text:list-item>
              <text:list-item>
                <text:p>Silahkan cari/buat kalimat yang sesuai menggunakan kata-kata baru yang dipelajari</text:p>
                <text:p/>
                <text:p>Catatan : </text:p>
                <text:list>
                  <text:list-header>
                    <text:p><text:span text:style-name="T1">ou</text:span> dibaca sebagai o panjang</text:p>
                    <text:p><text:span text:style-name="T1">u</text:span> pada akhir kata <text:span text:style-name="T1">masu/desu</text:span> dibaca samar (tidak dibaca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4.04cm" svg:x="1.4cm" svg:y="0.57cm" presentation:class="title" presentation:user-transformed="true">
          <draw:text-box>
            <text:list text:style-name="L1">
              <text:list-header>
                <text:p>Greetings / Sapaan /<text:line-break/> Aisatsu (挨拶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jimemashite</text:p>
              </text:list-item>
              <text:list-item>
                <text:p>Ohayou gozaimasu</text:p>
              </text:list-item>
              <text:list-item>
                <text:p>Konnichiwa</text:p>
              </text:list-item>
              <text:list-item>
                <text:p>Konbanwa</text:p>
              </text:list-item>
              <text:list-item>
                <text:p>Mata ashita</text:p>
              </text:list-item>
              <text:list-item>
                <text:p>Sayounara</text:p>
              </text:list-item>
              <text:list-item>
                <text:p>Hisashibu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4.04cm" svg:x="1.4cm" svg:y="0.57cm" presentation:class="title" presentation:user-transformed="true">
          <draw:text-box>
            <text:list text:style-name="L1">
              <text:list-header>
                <text:p>Greetings / Sapaan /<text:line-break/> Aisatsu (挨拶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men nasai</text:p>
              </text:list-item>
              <text:list-item>
                <text:p>Sumimasen</text:p>
              </text:list-item>
              <text:list-item>
                <text:p>Shitsurei shimasu</text:p>
              </text:list-item>
              <text:list-item>
                <text:p>Itte kimasu</text:p>
              </text:list-item>
              <text:list-item>
                <text:p>Itterasshai</text:p>
              </text:list-item>
              <text:list-item>
                <text:p>Tadaima</text:p>
              </text:list-item>
              <text:list-item>
                <text:p>Okaeri nasai</text:p>
              </text:list-item>
              <text:list-item>
                <text:p>Youko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4.04cm" svg:x="1.4cm" svg:y="0.57cm" presentation:class="title" presentation:user-transformed="true">
          <draw:text-box>
            <text:list text:style-name="L1">
              <text:list-header>
                <text:p>Greetings / Sapaan /<text:line-break/> Aisatsu (挨拶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sukaresama deshita</text:p>
              </text:list-item>
              <text:list-item>
                <text:p>O saki ni douzo</text:p>
              </text:list-item>
              <text:list-item>
                <text:p>Ki wo tsukete</text:p>
              </text:list-item>
              <text:list-item>
                <text:p>Omedetou gozaimasu</text:p>
              </text:list-item>
              <text:list-item>
                <text:p>Ki ni shinaide</text:p>
              </text:list-item>
              <text:list-item>
                <text:p>Ganba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s yang Direkomendasik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enkyo<text:line-break/><text:a xlink:href="https://play.google.com/store/apps/details?id=com.Obenkyo" xlink:type="simple">https://play.google.com/store/apps/details?id=com.Obenkyo</text:a></text:p>
              </text:list-item>
              <text:list-item>
                <text:p>Kanji Recognizer<text:line-break/><text:a xlink:href="https://play.google.com/store/apps/details?id=org.nick.kanjirecognizer" xlink:type="simple">https://play.google.com/store/apps/details?id=org.nick.kanjirecognizer</text:a></text:p>
              </text:list-item>
              <text:list-item>
                <text:p>JA Sensei<text:line-break/><text:a xlink:href="https://play.google.com/store/apps/details?id=com.japanactivator.android.jasensei" xlink:type="simple">https://play.google.com/store/apps/details?id=com.japanactivator.android.jasensei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coscom.co.jp/index.html" xlink:type="simple">http://www.coscom.co.jp/index.html</text:a></text:p>
              </text:list-item>
              <text:list-item>
                <text:p><text:a xlink:href="https://nihongoichiban.com/" xlink:type="simple">https://nihongoichiban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6:11:19.312028025</meta:creation-date>
    <dc:date>2017-12-06T19:22:33.965468589</dc:date>
    <meta:editing-duration>PT11M</meta:editing-duration>
    <meta:editing-cycles>5</meta:editing-cycles>
    <meta:generator>LibreOffice/5.1.6.2$Linux_X86_64 LibreOffice_project/10m0$Build-2</meta:generator>
    <meta:document-statistic meta:object-count="69"/>
  </office:meta>
</office:document-meta>
</file>